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20001">
            <text:p>SNOANTMEN02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FEBRER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3173877.53666667">
            <text:p>3173877,54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20001','2014-02-28','---','-------------------------','2110104020000000001','SCGCMP','SNOANTMEN020001','H','PROVISION ANTIGUEDAD DE PRESTACIONES SOCIALES NOMINA MENSUAL FEBRERO 2014',3173877,53666667,0);">
            <text:p>INSERT INTO scg_dt_cmp VALUES('0001','SCGCMP','SNOANTMEN020001','2014-02-28','---','-------------------------','2110104020000000001','SCGCMP','SNOANTMEN020001','H','PROVISION ANTIGUEDAD DE PRESTACIONES SOCIALES NOMINA MENSUAL FEBRERO 2014',3173877,5366666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18263.63">
            <text:p>118.263,63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20001','2014-02-28','---','-------------------------','6110800002000000001','SCGCMP','SNOANTMEN020001','D','PROVISION ANTIGUEDAD DE PRESTACIONES SOCIALES NOMINA MENSUAL FEBRERO 2014',118263,63,1);">
            <text:p>INSERT INTO scg_dt_cmp VALUES('0001','SCGCMP','SNOANTMEN020001','2014-02-28','---','-------------------------','6110800002000000001','SCGCMP','SNOANTMEN020001','D','PROVISION ANTIGUEDAD DE PRESTACIONES SOCIALES NOMINA MENSUAL FEBRERO 2014',118263,63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17755.61">
            <text:p>17.755,61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20001','2014-02-28','---','-------------------------','6110800002903000001','SCGCMP','SNOANTMEN020001','D','PROVISION ANTIGUEDAD DE PRESTACIONES SOCIALES NOMINA MENSUAL FEBRERO 2014',17755,61,2);">
            <text:p>INSERT INTO scg_dt_cmp VALUES('0001','SCGCMP','SNOANTMEN020001','2014-02-28','---','-------------------------','6110800002903000001','SCGCMP','SNOANTMEN020001','D','PROVISION ANTIGUEDAD DE PRESTACIONES SOCIALES NOMINA MENSUAL FEBRERO 2014',17755,61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8774.45">
            <text:p>8.774,45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20001','2014-02-28','---','-------------------------','6110800002303000001','SCGCMP','SNOANTMEN020001','D','PROVISION ANTIGUEDAD DE PRESTACIONES SOCIALES NOMINA MENSUAL FEBRERO 2014',8774,45,3);">
            <text:p>INSERT INTO scg_dt_cmp VALUES('0001','SCGCMP','SNOANTMEN020001','2014-02-28','---','-------------------------','6110800002303000001','SCGCMP','SNOANTMEN020001','D','PROVISION ANTIGUEDAD DE PRESTACIONES SOCIALES NOMINA MENSUAL FEBRERO 2014',8774,4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54580.5866666667">
            <text:p>54.580,59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20001','2014-02-28','---','-------------------------','6110800002003000001','SCGCMP','SNOANTMEN020001','D','PROVISION ANTIGUEDAD DE PRESTACIONES SOCIALES NOMINA MENSUAL FEBRERO 2014',54580,5866666667,4);">
            <text:p>INSERT INTO scg_dt_cmp VALUES('0001','SCGCMP','SNOANTMEN020001','2014-02-28','---','-------------------------','6110800002003000001','SCGCMP','SNOANTMEN020001','D','PROVISION ANTIGUEDAD DE PRESTACIONES SOCIALES NOMINA MENSUAL FEBRERO 2014',54580,58666666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7207.67">
            <text:p>17.207,67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20001','2014-02-28','---','-------------------------','6110800003003000001','SCGCMP','SNOANTMEN020001','D','PROVISION ANTIGUEDAD DE PRESTACIONES SOCIALES NOMINA MENSUAL FEBRERO 2014',17207,67,5);">
            <text:p>INSERT INTO scg_dt_cmp VALUES('0001','SCGCMP','SNOANTMEN020001','2014-02-28','---','-------------------------','6110800003003000001','SCGCMP','SNOANTMEN020001','D','PROVISION ANTIGUEDAD DE PRESTACIONES SOCIALES NOMINA MENSUAL FEBRERO 2014',17207,6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36311.51">
            <text:p>36.311,51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20001','2014-02-28','---','-------------------------','6110800003500000001','SCGCMP','SNOANTMEN020001','D','PROVISION ANTIGUEDAD DE PRESTACIONES SOCIALES NOMINA MENSUAL FEBRERO 2014',36311,51,6);">
            <text:p>INSERT INTO scg_dt_cmp VALUES('0001','SCGCMP','SNOANTMEN020001','2014-02-28','---','-------------------------','6110800003500000001','SCGCMP','SNOANTMEN020001','D','PROVISION ANTIGUEDAD DE PRESTACIONES SOCIALES NOMINA MENSUAL FEBRERO 2014',36311,51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15582.3">
            <text:p>15.582,30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20001','2014-02-28','---','-------------------------','6110800004509000001','SCGCMP','SNOANTMEN020001','D','PROVISION ANTIGUEDAD DE PRESTACIONES SOCIALES NOMINA MENSUAL FEBRERO 2014',15582,3,7);">
            <text:p>INSERT INTO scg_dt_cmp VALUES('0001','SCGCMP','SNOANTMEN020001','2014-02-28','---','-------------------------','6110800004509000001','SCGCMP','SNOANTMEN020001','D','PROVISION ANTIGUEDAD DE PRESTACIONES SOCIALES NOMINA MENSUAL FEBRERO 2014',15582,3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3576.55">
            <text:p>3.576,55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20001','2014-02-28','---','-------------------------','6110800003800000001','SCGCMP','SNOANTMEN020001','D','PROVISION ANTIGUEDAD DE PRESTACIONES SOCIALES NOMINA MENSUAL FEBRERO 2014',3576,55,8);">
            <text:p>INSERT INTO scg_dt_cmp VALUES('0001','SCGCMP','SNOANTMEN020001','2014-02-28','---','-------------------------','6110800003800000001','SCGCMP','SNOANTMEN020001','D','PROVISION ANTIGUEDAD DE PRESTACIONES SOCIALES NOMINA MENSUAL FEBRERO 2014',3576,5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26672.3">
            <text:p>26.672,30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20001','2014-02-28','---','-------------------------','6110800001100000001','SCGCMP','SNOANTMEN020001','D','PROVISION ANTIGUEDAD DE PRESTACIONES SOCIALES NOMINA MENSUAL FEBRERO 2014',26672,3,9);">
            <text:p>INSERT INTO scg_dt_cmp VALUES('0001','SCGCMP','SNOANTMEN020001','2014-02-28','---','-------------------------','6110800001100000001','SCGCMP','SNOANTMEN020001','D','PROVISION ANTIGUEDAD DE PRESTACIONES SOCIALES NOMINA MENSUAL FEBRERO 2014',26672,3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0907.5">
            <text:p>10.907,5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20001','2014-02-28','---','-------------------------','6110800002802000001','SCGCMP','SNOANTMEN020001','D','PROVISION ANTIGUEDAD DE PRESTACIONES SOCIALES NOMINA MENSUAL FEBRERO 2014',10907,5,10);">
            <text:p>INSERT INTO scg_dt_cmp VALUES('0001','SCGCMP','SNOANTMEN020001','2014-02-28','---','-------------------------','6110800002802000001','SCGCMP','SNOANTMEN020001','D','PROVISION ANTIGUEDAD DE PRESTACIONES SOCIALES NOMINA MENSUAL FEBRERO 2014',10907,5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4771.63">
            <text:p>14.771,63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20001','2014-02-28','---','-------------------------','6110800002501000001','SCGCMP','SNOANTMEN020001','D','PROVISION ANTIGUEDAD DE PRESTACIONES SOCIALES NOMINA MENSUAL FEBRERO 2014',14771,63,11);">
            <text:p>INSERT INTO scg_dt_cmp VALUES('0001','SCGCMP','SNOANTMEN020001','2014-02-28','---','-------------------------','6110800002501000001','SCGCMP','SNOANTMEN020001','D','PROVISION ANTIGUEDAD DE PRESTACIONES SOCIALES NOMINA MENSUAL FEBRERO 2014',14771,63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51771.93">
            <text:p>51.771,93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20001','2014-02-28','---','-------------------------','6110800003203000001','SCGCMP','SNOANTMEN020001','D','PROVISION ANTIGUEDAD DE PRESTACIONES SOCIALES NOMINA MENSUAL FEBRERO 2014',51771,93,12);">
            <text:p>INSERT INTO scg_dt_cmp VALUES('0001','SCGCMP','SNOANTMEN020001','2014-02-28','---','-------------------------','6110800003203000001','SCGCMP','SNOANTMEN020001','D','PROVISION ANTIGUEDAD DE PRESTACIONES SOCIALES NOMINA MENSUAL FEBRERO 2014',51771,93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28765.75">
            <text:p>28.765,75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20001','2014-02-28','---','-------------------------','6110800002902000001','SCGCMP','SNOANTMEN020001','D','PROVISION ANTIGUEDAD DE PRESTACIONES SOCIALES NOMINA MENSUAL FEBRERO 2014',28765,75,13);">
            <text:p>INSERT INTO scg_dt_cmp VALUES('0001','SCGCMP','SNOANTMEN020001','2014-02-28','---','-------------------------','6110800002902000001','SCGCMP','SNOANTMEN020001','D','PROVISION ANTIGUEDAD DE PRESTACIONES SOCIALES NOMINA MENSUAL FEBRERO 2014',28765,7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69634.78">
            <text:p>69.634,78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20001','2014-02-28','---','-------------------------','6110800004501000001','SCGCMP','SNOANTMEN020001','D','PROVISION ANTIGUEDAD DE PRESTACIONES SOCIALES NOMINA MENSUAL FEBRERO 2014',69634,78,14);">
            <text:p>INSERT INTO scg_dt_cmp VALUES('0001','SCGCMP','SNOANTMEN020001','2014-02-28','---','-------------------------','6110800004501000001','SCGCMP','SNOANTMEN020001','D','PROVISION ANTIGUEDAD DE PRESTACIONES SOCIALES NOMINA MENSUAL FEBRERO 2014',69634,78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4973.7">
            <text:p>14.973,70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20001','2014-02-28','---','-------------------------','6110800002701000001','SCGCMP','SNOANTMEN020001','D','PROVISION ANTIGUEDAD DE PRESTACIONES SOCIALES NOMINA MENSUAL FEBRERO 2014',14973,7,15);">
            <text:p>INSERT INTO scg_dt_cmp VALUES('0001','SCGCMP','SNOANTMEN020001','2014-02-28','---','-------------------------','6110800002701000001','SCGCMP','SNOANTMEN020001','D','PROVISION ANTIGUEDAD DE PRESTACIONES SOCIALES NOMINA MENSUAL FEBRERO 2014',14973,7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4522.74">
            <text:p>4.522,74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20001','2014-02-28','---','-------------------------','6110800002808000001','SCGCMP','SNOANTMEN020001','D','PROVISION ANTIGUEDAD DE PRESTACIONES SOCIALES NOMINA MENSUAL FEBRERO 2014',4522,74,16);">
            <text:p>INSERT INTO scg_dt_cmp VALUES('0001','SCGCMP','SNOANTMEN020001','2014-02-28','---','-------------------------','6110800002808000001','SCGCMP','SNOANTMEN020001','D','PROVISION ANTIGUEDAD DE PRESTACIONES SOCIALES NOMINA MENSUAL FEBRERO 2014',4522,74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8865.7">
            <text:p>8.865,70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20001','2014-02-28','---','-------------------------','6110800002102000001','SCGCMP','SNOANTMEN020001','D','PROVISION ANTIGUEDAD DE PRESTACIONES SOCIALES NOMINA MENSUAL FEBRERO 2014',8865,7,17);">
            <text:p>INSERT INTO scg_dt_cmp VALUES('0001','SCGCMP','SNOANTMEN020001','2014-02-28','---','-------------------------','6110800002102000001','SCGCMP','SNOANTMEN020001','D','PROVISION ANTIGUEDAD DE PRESTACIONES SOCIALES NOMINA MENSUAL FEBRERO 2014',8865,7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87562.78">
            <text:p>87.562,78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20001','2014-02-28','---','-------------------------','6110800004503000001','SCGCMP','SNOANTMEN020001','D','PROVISION ANTIGUEDAD DE PRESTACIONES SOCIALES NOMINA MENSUAL FEBRERO 2014',87562,78,18);">
            <text:p>INSERT INTO scg_dt_cmp VALUES('0001','SCGCMP','SNOANTMEN020001','2014-02-28','---','-------------------------','6110800004503000001','SCGCMP','SNOANTMEN020001','D','PROVISION ANTIGUEDAD DE PRESTACIONES SOCIALES NOMINA MENSUAL FEBRERO 2014',87562,78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15732.65">
            <text:p>15.732,65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20001','2014-02-28','---','-------------------------','6110800001200000001','SCGCMP','SNOANTMEN020001','D','PROVISION ANTIGUEDAD DE PRESTACIONES SOCIALES NOMINA MENSUAL FEBRERO 2014',15732,65,19);">
            <text:p>INSERT INTO scg_dt_cmp VALUES('0001','SCGCMP','SNOANTMEN020001','2014-02-28','---','-------------------------','6110800001200000001','SCGCMP','SNOANTMEN020001','D','PROVISION ANTIGUEDAD DE PRESTACIONES SOCIALES NOMINA MENSUAL FEBRERO 2014',15732,65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30926.56">
            <text:p>30.926,56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20001','2014-02-28','---','-------------------------','6110800003304000001','SCGCMP','SNOANTMEN020001','D','PROVISION ANTIGUEDAD DE PRESTACIONES SOCIALES NOMINA MENSUAL FEBRERO 2014',30926,56,20);">
            <text:p>INSERT INTO scg_dt_cmp VALUES('0001','SCGCMP','SNOANTMEN020001','2014-02-28','---','-------------------------','6110800003304000001','SCGCMP','SNOANTMEN020001','D','PROVISION ANTIGUEDAD DE PRESTACIONES SOCIALES NOMINA MENSUAL FEBRERO 2014',30926,56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9065.61">
            <text:p>9.065,61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20001','2014-02-28','---','-------------------------','6110800002502000001','SCGCMP','SNOANTMEN020001','D','PROVISION ANTIGUEDAD DE PRESTACIONES SOCIALES NOMINA MENSUAL FEBRERO 2014',9065,61,21);">
            <text:p>INSERT INTO scg_dt_cmp VALUES('0001','SCGCMP','SNOANTMEN020001','2014-02-28','---','-------------------------','6110800002502000001','SCGCMP','SNOANTMEN020001','D','PROVISION ANTIGUEDAD DE PRESTACIONES SOCIALES NOMINA MENSUAL FEBRERO 2014',9065,61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8187.55">
            <text:p>18.187,55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20001','2014-02-28','---','-------------------------','6110800002600000001','SCGCMP','SNOANTMEN020001','D','PROVISION ANTIGUEDAD DE PRESTACIONES SOCIALES NOMINA MENSUAL FEBRERO 2014',18187,55,22);">
            <text:p>INSERT INTO scg_dt_cmp VALUES('0001','SCGCMP','SNOANTMEN020001','2014-02-28','---','-------------------------','6110800002600000001','SCGCMP','SNOANTMEN020001','D','PROVISION ANTIGUEDAD DE PRESTACIONES SOCIALES NOMINA MENSUAL FEBRERO 2014',18187,5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20712.65">
            <text:p>20.712,65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20001','2014-02-28','---','-------------------------','6110800004502000001','SCGCMP','SNOANTMEN020001','D','PROVISION ANTIGUEDAD DE PRESTACIONES SOCIALES NOMINA MENSUAL FEBRERO 2014',20712,65,23);">
            <text:p>INSERT INTO scg_dt_cmp VALUES('0001','SCGCMP','SNOANTMEN020001','2014-02-28','---','-------------------------','6110800004502000001','SCGCMP','SNOANTMEN020001','D','PROVISION ANTIGUEDAD DE PRESTACIONES SOCIALES NOMINA MENSUAL FEBRERO 2014',20712,65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28930.3">
            <text:p>28.930,30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20001','2014-02-28','---','-------------------------','6110800003400000001','SCGCMP','SNOANTMEN020001','D','PROVISION ANTIGUEDAD DE PRESTACIONES SOCIALES NOMINA MENSUAL FEBRERO 2014',28930,3,24);">
            <text:p>INSERT INTO scg_dt_cmp VALUES('0001','SCGCMP','SNOANTMEN020001','2014-02-28','---','-------------------------','6110800003400000001','SCGCMP','SNOANTMEN020001','D','PROVISION ANTIGUEDAD DE PRESTACIONES SOCIALES NOMINA MENSUAL FEBRERO 2014',28930,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2860.6">
            <text:p>2.860,60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20001','2014-02-28','---','-------------------------','6110800004200000001','SCGCMP','SNOANTMEN020001','D','PROVISION ANTIGUEDAD DE PRESTACIONES SOCIALES NOMINA MENSUAL FEBRERO 2014',2860,6,25);">
            <text:p>INSERT INTO scg_dt_cmp VALUES('0001','SCGCMP','SNOANTMEN020001','2014-02-28','---','-------------------------','6110800004200000001','SCGCMP','SNOANTMEN020001','D','PROVISION ANTIGUEDAD DE PRESTACIONES SOCIALES NOMINA MENSUAL FEBRERO 2014',2860,6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5675.85">
            <text:p>5.675,8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20001','2014-02-28','---','-------------------------','6110800004602000001','SCGCMP','SNOANTMEN020001','D','PROVISION ANTIGUEDAD DE PRESTACIONES SOCIALES NOMINA MENSUAL FEBRERO 2014',5675,85,26);">
            <text:p>INSERT INTO scg_dt_cmp VALUES('0001','SCGCMP','SNOANTMEN020001','2014-02-28','---','-------------------------','6110800004602000001','SCGCMP','SNOANTMEN020001','D','PROVISION ANTIGUEDAD DE PRESTACIONES SOCIALES NOMINA MENSUAL FEBRERO 2014',5675,8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45013.79">
            <text:p>45.013,79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20001','2014-02-28','---','-------------------------','6110800002503000001','SCGCMP','SNOANTMEN020001','D','PROVISION ANTIGUEDAD DE PRESTACIONES SOCIALES NOMINA MENSUAL FEBRERO 2014',45013,79,27);">
            <text:p>INSERT INTO scg_dt_cmp VALUES('0001','SCGCMP','SNOANTMEN020001','2014-02-28','---','-------------------------','6110800002503000001','SCGCMP','SNOANTMEN020001','D','PROVISION ANTIGUEDAD DE PRESTACIONES SOCIALES NOMINA MENSUAL FEBRERO 2014',45013,79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35028.5">
            <text:p>35.028,50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20001','2014-02-28','---','-------------------------','6110800004201000001','SCGCMP','SNOANTMEN020001','D','PROVISION ANTIGUEDAD DE PRESTACIONES SOCIALES NOMINA MENSUAL FEBRERO 2014',35028,5,28);">
            <text:p>INSERT INTO scg_dt_cmp VALUES('0001','SCGCMP','SNOANTMEN020001','2014-02-28','---','-------------------------','6110800004201000001','SCGCMP','SNOANTMEN020001','D','PROVISION ANTIGUEDAD DE PRESTACIONES SOCIALES NOMINA MENSUAL FEBRERO 2014',35028,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9752.19">
            <text:p>9.752,19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20001','2014-02-28','---','-------------------------','6110800002806000001','SCGCMP','SNOANTMEN020001','D','PROVISION ANTIGUEDAD DE PRESTACIONES SOCIALES NOMINA MENSUAL FEBRERO 2014',9752,19,29);">
            <text:p>INSERT INTO scg_dt_cmp VALUES('0001','SCGCMP','SNOANTMEN020001','2014-02-28','---','-------------------------','6110800002806000001','SCGCMP','SNOANTMEN020001','D','PROVISION ANTIGUEDAD DE PRESTACIONES SOCIALES NOMINA MENSUAL FEBRERO 2014',9752,19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98823.33">
            <text:p>98.823,33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20001','2014-02-28','---','-------------------------','6110800003104000001','SCGCMP','SNOANTMEN020001','D','PROVISION ANTIGUEDAD DE PRESTACIONES SOCIALES NOMINA MENSUAL FEBRERO 2014',98823,33,30);">
            <text:p>INSERT INTO scg_dt_cmp VALUES('0001','SCGCMP','SNOANTMEN020001','2014-02-28','---','-------------------------','6110800003104000001','SCGCMP','SNOANTMEN020001','D','PROVISION ANTIGUEDAD DE PRESTACIONES SOCIALES NOMINA MENSUAL FEBRERO 2014',98823,33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53684.83">
            <text:p>53.684,83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20001','2014-02-28','---','-------------------------','6110800002005000001','SCGCMP','SNOANTMEN020001','D','PROVISION ANTIGUEDAD DE PRESTACIONES SOCIALES NOMINA MENSUAL FEBRERO 2014',53684,83,31);">
            <text:p>INSERT INTO scg_dt_cmp VALUES('0001','SCGCMP','SNOANTMEN020001','2014-02-28','---','-------------------------','6110800002005000001','SCGCMP','SNOANTMEN020001','D','PROVISION ANTIGUEDAD DE PRESTACIONES SOCIALES NOMINA MENSUAL FEBRERO 2014',53684,83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26887.74">
            <text:p>26.887,74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20001','2014-02-28','---','-------------------------','6110800003001000001','SCGCMP','SNOANTMEN020001','D','PROVISION ANTIGUEDAD DE PRESTACIONES SOCIALES NOMINA MENSUAL FEBRERO 2014',26887,74,32);">
            <text:p>INSERT INTO scg_dt_cmp VALUES('0001','SCGCMP','SNOANTMEN020001','2014-02-28','---','-------------------------','6110800003001000001','SCGCMP','SNOANTMEN020001','D','PROVISION ANTIGUEDAD DE PRESTACIONES SOCIALES NOMINA MENSUAL FEBRERO 2014',26887,74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23207.7">
            <text:p>23.207,70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20001','2014-02-28','---','-------------------------','6110800003103000001','SCGCMP','SNOANTMEN020001','D','PROVISION ANTIGUEDAD DE PRESTACIONES SOCIALES NOMINA MENSUAL FEBRERO 2014',23207,7,33);">
            <text:p>INSERT INTO scg_dt_cmp VALUES('0001','SCGCMP','SNOANTMEN020001','2014-02-28','---','-------------------------','6110800003103000001','SCGCMP','SNOANTMEN020001','D','PROVISION ANTIGUEDAD DE PRESTACIONES SOCIALES NOMINA MENSUAL FEBRERO 2014',23207,7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585">
            <text:p>1.585,00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20001','2014-02-28','---','-------------------------','6110800002104000001','SCGCMP','SNOANTMEN020001','D','PROVISION ANTIGUEDAD DE PRESTACIONES SOCIALES NOMINA MENSUAL FEBRERO 2014',1585,34);">
            <text:p>INSERT INTO scg_dt_cmp VALUES('0001','SCGCMP','SNOANTMEN020001','2014-02-28','---','-------------------------','6110800002104000001','SCGCMP','SNOANTMEN020001','D','PROVISION ANTIGUEDAD DE PRESTACIONES SOCIALES NOMINA MENSUAL FEBRERO 2014',158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47029.24">
            <text:p>47.029,24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20001','2014-02-28','---','-------------------------','6110800004505000001','SCGCMP','SNOANTMEN020001','D','PROVISION ANTIGUEDAD DE PRESTACIONES SOCIALES NOMINA MENSUAL FEBRERO 2014',47029,24,35);">
            <text:p>INSERT INTO scg_dt_cmp VALUES('0001','SCGCMP','SNOANTMEN020001','2014-02-28','---','-------------------------','6110800004505000001','SCGCMP','SNOANTMEN020001','D','PROVISION ANTIGUEDAD DE PRESTACIONES SOCIALES NOMINA MENSUAL FEBRERO 2014',47029,24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2827.05">
            <text:p>2.827,0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20001','2014-02-28','---','-------------------------','6110800003600000001','SCGCMP','SNOANTMEN020001','D','PROVISION ANTIGUEDAD DE PRESTACIONES SOCIALES NOMINA MENSUAL FEBRERO 2014',2827,05,36);">
            <text:p>INSERT INTO scg_dt_cmp VALUES('0001','SCGCMP','SNOANTMEN020001','2014-02-28','---','-------------------------','6110800003600000001','SCGCMP','SNOANTMEN020001','D','PROVISION ANTIGUEDAD DE PRESTACIONES SOCIALES NOMINA MENSUAL FEBRERO 2014',2827,0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2003.23">
            <text:p>12.003,23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20001','2014-02-28','---','-------------------------','6110800003902000001','SCGCMP','SNOANTMEN020001','D','PROVISION ANTIGUEDAD DE PRESTACIONES SOCIALES NOMINA MENSUAL FEBRERO 2014',12003,23,37);">
            <text:p>INSERT INTO scg_dt_cmp VALUES('0001','SCGCMP','SNOANTMEN020001','2014-02-28','---','-------------------------','6110800003902000001','SCGCMP','SNOANTMEN020001','D','PROVISION ANTIGUEDAD DE PRESTACIONES SOCIALES NOMINA MENSUAL FEBRERO 2014',12003,23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27708.95">
            <text:p>27.708,95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20001','2014-02-28','---','-------------------------','6110800003701000001','SCGCMP','SNOANTMEN020001','D','PROVISION ANTIGUEDAD DE PRESTACIONES SOCIALES NOMINA MENSUAL FEBRERO 2014',27708,95,38);">
            <text:p>INSERT INTO scg_dt_cmp VALUES('0001','SCGCMP','SNOANTMEN020001','2014-02-28','---','-------------------------','6110800003701000001','SCGCMP','SNOANTMEN020001','D','PROVISION ANTIGUEDAD DE PRESTACIONES SOCIALES NOMINA MENSUAL FEBRERO 2014',27708,9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28118.92">
            <text:p>28.118,92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20001','2014-02-28','---','-------------------------','6110800003200000001','SCGCMP','SNOANTMEN020001','D','PROVISION ANTIGUEDAD DE PRESTACIONES SOCIALES NOMINA MENSUAL FEBRERO 2014',28118,92,39);">
            <text:p>INSERT INTO scg_dt_cmp VALUES('0001','SCGCMP','SNOANTMEN020001','2014-02-28','---','-------------------------','6110800003200000001','SCGCMP','SNOANTMEN020001','D','PROVISION ANTIGUEDAD DE PRESTACIONES SOCIALES NOMINA MENSUAL FEBRERO 2014',28118,92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22137.15">
            <text:p>22.137,15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20001','2014-02-28','---','-------------------------','6110800001301000001','SCGCMP','SNOANTMEN020001','D','PROVISION ANTIGUEDAD DE PRESTACIONES SOCIALES NOMINA MENSUAL FEBRERO 2014',22137,15,40);">
            <text:p>INSERT INTO scg_dt_cmp VALUES('0001','SCGCMP','SNOANTMEN020001','2014-02-28','---','-------------------------','6110800001301000001','SCGCMP','SNOANTMEN020001','D','PROVISION ANTIGUEDAD DE PRESTACIONES SOCIALES NOMINA MENSUAL FEBRERO 2014',22137,1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53313.05">
            <text:p>53.313,0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20001','2014-02-28','---','-------------------------','6110800004202000001','SCGCMP','SNOANTMEN020001','D','PROVISION ANTIGUEDAD DE PRESTACIONES SOCIALES NOMINA MENSUAL FEBRERO 2014',53313,05,41);">
            <text:p>INSERT INTO scg_dt_cmp VALUES('0001','SCGCMP','SNOANTMEN020001','2014-02-28','---','-------------------------','6110800004202000001','SCGCMP','SNOANTMEN020001','D','PROVISION ANTIGUEDAD DE PRESTACIONES SOCIALES NOMINA MENSUAL FEBRERO 2014',53313,0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15332.7">
            <text:p>15.332,70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20001','2014-02-28','---','-------------------------','6110800004506000001','SCGCMP','SNOANTMEN020001','D','PROVISION ANTIGUEDAD DE PRESTACIONES SOCIALES NOMINA MENSUAL FEBRERO 2014',15332,7,42);">
            <text:p>INSERT INTO scg_dt_cmp VALUES('0001','SCGCMP','SNOANTMEN020001','2014-02-28','---','-------------------------','6110800004506000001','SCGCMP','SNOANTMEN020001','D','PROVISION ANTIGUEDAD DE PRESTACIONES SOCIALES NOMINA MENSUAL FEBRERO 2014',15332,7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2571.2">
            <text:p>12.571,2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20001','2014-02-28','---','-------------------------','6110800002103000001','SCGCMP','SNOANTMEN020001','D','PROVISION ANTIGUEDAD DE PRESTACIONES SOCIALES NOMINA MENSUAL FEBRERO 2014',12571,2,43);">
            <text:p>INSERT INTO scg_dt_cmp VALUES('0001','SCGCMP','SNOANTMEN020001','2014-02-28','---','-------------------------','6110800002103000001','SCGCMP','SNOANTMEN020001','D','PROVISION ANTIGUEDAD DE PRESTACIONES SOCIALES NOMINA MENSUAL FEBRERO 2014',12571,2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5862.1">
            <text:p>5.862,10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20001','2014-02-28','---','-------------------------','6110800004001000001','SCGCMP','SNOANTMEN020001','D','PROVISION ANTIGUEDAD DE PRESTACIONES SOCIALES NOMINA MENSUAL FEBRERO 2014',5862,1,44);">
            <text:p>INSERT INTO scg_dt_cmp VALUES('0001','SCGCMP','SNOANTMEN020001','2014-02-28','---','-------------------------','6110800004001000001','SCGCMP','SNOANTMEN020001','D','PROVISION ANTIGUEDAD DE PRESTACIONES SOCIALES NOMINA MENSUAL FEBRERO 2014',5862,1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61523.01">
            <text:p>161.523,01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20001','2014-02-28','---','-------------------------','6110800003201000001','SCGCMP','SNOANTMEN020001','D','PROVISION ANTIGUEDAD DE PRESTACIONES SOCIALES NOMINA MENSUAL FEBRERO 2014',161523,01,45);">
            <text:p>INSERT INTO scg_dt_cmp VALUES('0001','SCGCMP','SNOANTMEN020001','2014-02-28','---','-------------------------','6110800003201000001','SCGCMP','SNOANTMEN020001','D','PROVISION ANTIGUEDAD DE PRESTACIONES SOCIALES NOMINA MENSUAL FEBRERO 2014',161523,01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215.35">
            <text:p>1.215,35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20001','2014-02-28','---','-------------------------','6110800001300000001','SCGCMP','SNOANTMEN020001','D','PROVISION ANTIGUEDAD DE PRESTACIONES SOCIALES NOMINA MENSUAL FEBRERO 2014',1215,35,46);">
            <text:p>INSERT INTO scg_dt_cmp VALUES('0001','SCGCMP','SNOANTMEN020001','2014-02-28','---','-------------------------','6110800001300000001','SCGCMP','SNOANTMEN020001','D','PROVISION ANTIGUEDAD DE PRESTACIONES SOCIALES NOMINA MENSUAL FEBRERO 2014',1215,35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5748.8">
            <text:p>5.748,8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20001','2014-02-28','---','-------------------------','6110800002905000001','SCGCMP','SNOANTMEN020001','D','PROVISION ANTIGUEDAD DE PRESTACIONES SOCIALES NOMINA MENSUAL FEBRERO 2014',5748,8,47);">
            <text:p>INSERT INTO scg_dt_cmp VALUES('0001','SCGCMP','SNOANTMEN020001','2014-02-28','---','-------------------------','6110800002905000001','SCGCMP','SNOANTMEN020001','D','PROVISION ANTIGUEDAD DE PRESTACIONES SOCIALES NOMINA MENSUAL FEBRERO 2014',5748,8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9927.75">
            <text:p>9.927,75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20001','2014-02-28','---','-------------------------','6110800002200000001','SCGCMP','SNOANTMEN020001','D','PROVISION ANTIGUEDAD DE PRESTACIONES SOCIALES NOMINA MENSUAL FEBRERO 2014',9927,75,48);">
            <text:p>INSERT INTO scg_dt_cmp VALUES('0001','SCGCMP','SNOANTMEN020001','2014-02-28','---','-------------------------','6110800002200000001','SCGCMP','SNOANTMEN020001','D','PROVISION ANTIGUEDAD DE PRESTACIONES SOCIALES NOMINA MENSUAL FEBRERO 2014',9927,75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17438.99">
            <text:p>17.438,99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20001','2014-02-28','---','-------------------------','6110800004500000001','SCGCMP','SNOANTMEN020001','D','PROVISION ANTIGUEDAD DE PRESTACIONES SOCIALES NOMINA MENSUAL FEBRERO 2014',17438,99,49);">
            <text:p>INSERT INTO scg_dt_cmp VALUES('0001','SCGCMP','SNOANTMEN020001','2014-02-28','---','-------------------------','6110800004500000001','SCGCMP','SNOANTMEN020001','D','PROVISION ANTIGUEDAD DE PRESTACIONES SOCIALES NOMINA MENSUAL FEBRERO 2014',17438,99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2621.75">
            <text:p>2.621,75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20001','2014-02-28','---','-------------------------','6110800002106000001','SCGCMP','SNOANTMEN020001','D','PROVISION ANTIGUEDAD DE PRESTACIONES SOCIALES NOMINA MENSUAL FEBRERO 2014',2621,75,50);">
            <text:p>INSERT INTO scg_dt_cmp VALUES('0001','SCGCMP','SNOANTMEN020001','2014-02-28','---','-------------------------','6110800002106000001','SCGCMP','SNOANTMEN020001','D','PROVISION ANTIGUEDAD DE PRESTACIONES SOCIALES NOMINA MENSUAL FEBRERO 2014',2621,7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3961.95">
            <text:p>3.961,95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20001','2014-02-28','---','-------------------------','6110800004800000001','SCGCMP','SNOANTMEN020001','D','PROVISION ANTIGUEDAD DE PRESTACIONES SOCIALES NOMINA MENSUAL FEBRERO 2014',3961,95,51);">
            <text:p>INSERT INTO scg_dt_cmp VALUES('0001','SCGCMP','SNOANTMEN020001','2014-02-28','---','-------------------------','6110800004800000001','SCGCMP','SNOANTMEN020001','D','PROVISION ANTIGUEDAD DE PRESTACIONES SOCIALES NOMINA MENSUAL FEBRERO 2014',3961,95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6737.4">
            <text:p>6.737,40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20001','2014-02-28','---','-------------------------','6110800003601000001','SCGCMP','SNOANTMEN020001','D','PROVISION ANTIGUEDAD DE PRESTACIONES SOCIALES NOMINA MENSUAL FEBRERO 2014',6737,4,52);">
            <text:p>INSERT INTO scg_dt_cmp VALUES('0001','SCGCMP','SNOANTMEN020001','2014-02-28','---','-------------------------','6110800003601000001','SCGCMP','SNOANTMEN020001','D','PROVISION ANTIGUEDAD DE PRESTACIONES SOCIALES NOMINA MENSUAL FEBRERO 2014',6737,4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15218.33">
            <text:p>15.218,33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20001','2014-02-28','---','-------------------------','6110800003305000001','SCGCMP','SNOANTMEN020001','D','PROVISION ANTIGUEDAD DE PRESTACIONES SOCIALES NOMINA MENSUAL FEBRERO 2014',15218,33,53);">
            <text:p>INSERT INTO scg_dt_cmp VALUES('0001','SCGCMP','SNOANTMEN020001','2014-02-28','---','-------------------------','6110800003305000001','SCGCMP','SNOANTMEN020001','D','PROVISION ANTIGUEDAD DE PRESTACIONES SOCIALES NOMINA MENSUAL FEBRERO 2014',15218,33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24391.11">
            <text:p>24.391,11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20001','2014-02-28','---','-------------------------','6110800002304000001','SCGCMP','SNOANTMEN020001','D','PROVISION ANTIGUEDAD DE PRESTACIONES SOCIALES NOMINA MENSUAL FEBRERO 2014',24391,11,54);">
            <text:p>INSERT INTO scg_dt_cmp VALUES('0001','SCGCMP','SNOANTMEN020001','2014-02-28','---','-------------------------','6110800002304000001','SCGCMP','SNOANTMEN020001','D','PROVISION ANTIGUEDAD DE PRESTACIONES SOCIALES NOMINA MENSUAL FEBRERO 2014',24391,11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7500.85">
            <text:p>7.500,85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20001','2014-02-28','---','-------------------------','6110800002602000001','SCGCMP','SNOANTMEN020001','D','PROVISION ANTIGUEDAD DE PRESTACIONES SOCIALES NOMINA MENSUAL FEBRERO 2014',7500,85,55);">
            <text:p>INSERT INTO scg_dt_cmp VALUES('0001','SCGCMP','SNOANTMEN020001','2014-02-28','---','-------------------------','6110800002602000001','SCGCMP','SNOANTMEN020001','D','PROVISION ANTIGUEDAD DE PRESTACIONES SOCIALES NOMINA MENSUAL FEBRERO 2014',7500,85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25703.75">
            <text:p>25.703,75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20001','2014-02-28','---','-------------------------','6110800002901000001','SCGCMP','SNOANTMEN020001','D','PROVISION ANTIGUEDAD DE PRESTACIONES SOCIALES NOMINA MENSUAL FEBRERO 2014',25703,75,56);">
            <text:p>INSERT INTO scg_dt_cmp VALUES('0001','SCGCMP','SNOANTMEN020001','2014-02-28','---','-------------------------','6110800002901000001','SCGCMP','SNOANTMEN020001','D','PROVISION ANTIGUEDAD DE PRESTACIONES SOCIALES NOMINA MENSUAL FEBRERO 2014',25703,75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21213.26">
            <text:p>21.213,26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20001','2014-02-28','---','-------------------------','6110800003802000001','SCGCMP','SNOANTMEN020001','D','PROVISION ANTIGUEDAD DE PRESTACIONES SOCIALES NOMINA MENSUAL FEBRERO 2014',21213,26,57);">
            <text:p>INSERT INTO scg_dt_cmp VALUES('0001','SCGCMP','SNOANTMEN020001','2014-02-28','---','-------------------------','6110800003802000001','SCGCMP','SNOANTMEN020001','D','PROVISION ANTIGUEDAD DE PRESTACIONES SOCIALES NOMINA MENSUAL FEBRERO 2014',21213,26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7475.1">
            <text:p>7.475,10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20001','2014-02-28','---','-------------------------','6110800002300000001','SCGCMP','SNOANTMEN020001','D','PROVISION ANTIGUEDAD DE PRESTACIONES SOCIALES NOMINA MENSUAL FEBRERO 2014',7475,1,58);">
            <text:p>INSERT INTO scg_dt_cmp VALUES('0001','SCGCMP','SNOANTMEN020001','2014-02-28','---','-------------------------','6110800002300000001','SCGCMP','SNOANTMEN020001','D','PROVISION ANTIGUEDAD DE PRESTACIONES SOCIALES NOMINA MENSUAL FEBRERO 2014',7475,1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3043.2">
            <text:p>3.043,20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20001','2014-02-28','---','-------------------------','6110800002800000001','SCGCMP','SNOANTMEN020001','D','PROVISION ANTIGUEDAD DE PRESTACIONES SOCIALES NOMINA MENSUAL FEBRERO 2014',3043,2,59);">
            <text:p>INSERT INTO scg_dt_cmp VALUES('0001','SCGCMP','SNOANTMEN020001','2014-02-28','---','-------------------------','6110800002800000001','SCGCMP','SNOANTMEN020001','D','PROVISION ANTIGUEDAD DE PRESTACIONES SOCIALES NOMINA MENSUAL FEBRERO 2014',3043,2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1825.95">
            <text:p>11.825,95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20001','2014-02-28','---','-------------------------','6110800003101000001','SCGCMP','SNOANTMEN020001','D','PROVISION ANTIGUEDAD DE PRESTACIONES SOCIALES NOMINA MENSUAL FEBRERO 2014',11825,95,60);">
            <text:p>INSERT INTO scg_dt_cmp VALUES('0001','SCGCMP','SNOANTMEN020001','2014-02-28','---','-------------------------','6110800003101000001','SCGCMP','SNOANTMEN020001','D','PROVISION ANTIGUEDAD DE PRESTACIONES SOCIALES NOMINA MENSUAL FEBRERO 2014',11825,95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109896.3">
            <text:p>109.896,30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20001','2014-02-28','---','-------------------------','6110800004203000001','SCGCMP','SNOANTMEN020001','D','PROVISION ANTIGUEDAD DE PRESTACIONES SOCIALES NOMINA MENSUAL FEBRERO 2014',109896,3,61);">
            <text:p>INSERT INTO scg_dt_cmp VALUES('0001','SCGCMP','SNOANTMEN020001','2014-02-28','---','-------------------------','6110800004203000001','SCGCMP','SNOANTMEN020001','D','PROVISION ANTIGUEDAD DE PRESTACIONES SOCIALES NOMINA MENSUAL FEBRERO 2014',109896,3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9465.85">
            <text:p>9.465,85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20001','2014-02-28','---','-------------------------','6110800003301000001','SCGCMP','SNOANTMEN020001','D','PROVISION ANTIGUEDAD DE PRESTACIONES SOCIALES NOMINA MENSUAL FEBRERO 2014',9465,85,62);">
            <text:p>INSERT INTO scg_dt_cmp VALUES('0001','SCGCMP','SNOANTMEN020001','2014-02-28','---','-------------------------','6110800003301000001','SCGCMP','SNOANTMEN020001','D','PROVISION ANTIGUEDAD DE PRESTACIONES SOCIALES NOMINA MENSUAL FEBRERO 2014',9465,85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0395.9">
            <text:p>10.395,90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20001','2014-02-28','---','-------------------------','6110800004102000001','SCGCMP','SNOANTMEN020001','D','PROVISION ANTIGUEDAD DE PRESTACIONES SOCIALES NOMINA MENSUAL FEBRERO 2014',10395,9,63);">
            <text:p>INSERT INTO scg_dt_cmp VALUES('0001','SCGCMP','SNOANTMEN020001','2014-02-28','---','-------------------------','6110800004102000001','SCGCMP','SNOANTMEN020001','D','PROVISION ANTIGUEDAD DE PRESTACIONES SOCIALES NOMINA MENSUAL FEBRERO 2014',10395,9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2933.2">
            <text:p>12.933,2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20001','2014-02-28','---','-------------------------','6110800003100000001','SCGCMP','SNOANTMEN020001','D','PROVISION ANTIGUEDAD DE PRESTACIONES SOCIALES NOMINA MENSUAL FEBRERO 2014',12933,2,64);">
            <text:p>INSERT INTO scg_dt_cmp VALUES('0001','SCGCMP','SNOANTMEN020001','2014-02-28','---','-------------------------','6110800003100000001','SCGCMP','SNOANTMEN020001','D','PROVISION ANTIGUEDAD DE PRESTACIONES SOCIALES NOMINA MENSUAL FEBRERO 2014',12933,2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61144.84">
            <text:p>61.144,84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20001','2014-02-28','---','-------------------------','6110800002402000001','SCGCMP','SNOANTMEN020001','D','PROVISION ANTIGUEDAD DE PRESTACIONES SOCIALES NOMINA MENSUAL FEBRERO 2014',61144,84,65);">
            <text:p>INSERT INTO scg_dt_cmp VALUES('0001','SCGCMP','SNOANTMEN020001','2014-02-28','---','-------------------------','6110800002402000001','SCGCMP','SNOANTMEN020001','D','PROVISION ANTIGUEDAD DE PRESTACIONES SOCIALES NOMINA MENSUAL FEBRERO 2014',61144,84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5454">
            <text:p>5.454,0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20001','2014-02-28','---','-------------------------','6110800003602000001','SCGCMP','SNOANTMEN020001','D','PROVISION ANTIGUEDAD DE PRESTACIONES SOCIALES NOMINA MENSUAL FEBRERO 2014',5454,66);">
            <text:p>INSERT INTO scg_dt_cmp VALUES('0001','SCGCMP','SNOANTMEN020001','2014-02-28','---','-------------------------','6110800003602000001','SCGCMP','SNOANTMEN020001','D','PROVISION ANTIGUEDAD DE PRESTACIONES SOCIALES NOMINA MENSUAL FEBRERO 2014',5454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5209.15">
            <text:p>5.209,15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20001','2014-02-28','---','-------------------------','6110800003903000001','SCGCMP','SNOANTMEN020001','D','PROVISION ANTIGUEDAD DE PRESTACIONES SOCIALES NOMINA MENSUAL FEBRERO 2014',5209,15,67);">
            <text:p>INSERT INTO scg_dt_cmp VALUES('0001','SCGCMP','SNOANTMEN020001','2014-02-28','---','-------------------------','6110800003903000001','SCGCMP','SNOANTMEN020001','D','PROVISION ANTIGUEDAD DE PRESTACIONES SOCIALES NOMINA MENSUAL FEBRERO 2014',5209,15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4057.1">
            <text:p>14.057,10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20001','2014-02-28','---','-------------------------','6110800004504000001','SCGCMP','SNOANTMEN020001','D','PROVISION ANTIGUEDAD DE PRESTACIONES SOCIALES NOMINA MENSUAL FEBRERO 2014',14057,1,68);">
            <text:p>INSERT INTO scg_dt_cmp VALUES('0001','SCGCMP','SNOANTMEN020001','2014-02-28','---','-------------------------','6110800004504000001','SCGCMP','SNOANTMEN020001','D','PROVISION ANTIGUEDAD DE PRESTACIONES SOCIALES NOMINA MENSUAL FEBRERO 2014',14057,1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29396.75">
            <text:p>129.396,75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20001','2014-02-28','---','-------------------------','6110800002002000001','SCGCMP','SNOANTMEN020001','D','PROVISION ANTIGUEDAD DE PRESTACIONES SOCIALES NOMINA MENSUAL FEBRERO 2014',129396,75,69);">
            <text:p>INSERT INTO scg_dt_cmp VALUES('0001','SCGCMP','SNOANTMEN020001','2014-02-28','---','-------------------------','6110800002002000001','SCGCMP','SNOANTMEN020001','D','PROVISION ANTIGUEDAD DE PRESTACIONES SOCIALES NOMINA MENSUAL FEBRERO 2014',129396,75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6233.25">
            <text:p>6.233,25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20001','2014-02-28','---','-------------------------','6110800002500000001','SCGCMP','SNOANTMEN020001','D','PROVISION ANTIGUEDAD DE PRESTACIONES SOCIALES NOMINA MENSUAL FEBRERO 2014',6233,25,70);">
            <text:p>INSERT INTO scg_dt_cmp VALUES('0001','SCGCMP','SNOANTMEN020001','2014-02-28','---','-------------------------','6110800002500000001','SCGCMP','SNOANTMEN020001','D','PROVISION ANTIGUEDAD DE PRESTACIONES SOCIALES NOMINA MENSUAL FEBRERO 2014',6233,25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5095.4">
            <text:p>5.095,40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20001','2014-02-28','---','-------------------------','6110800002105000001','SCGCMP','SNOANTMEN020001','D','PROVISION ANTIGUEDAD DE PRESTACIONES SOCIALES NOMINA MENSUAL FEBRERO 2014',5095,4,71);">
            <text:p>INSERT INTO scg_dt_cmp VALUES('0001','SCGCMP','SNOANTMEN020001','2014-02-28','---','-------------------------','6110800002105000001','SCGCMP','SNOANTMEN020001','D','PROVISION ANTIGUEDAD DE PRESTACIONES SOCIALES NOMINA MENSUAL FEBRERO 2014',5095,4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9818.25">
            <text:p>9.818,2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20001','2014-02-28','---','-------------------------','6110800004103000001','SCGCMP','SNOANTMEN020001','D','PROVISION ANTIGUEDAD DE PRESTACIONES SOCIALES NOMINA MENSUAL FEBRERO 2014',9818,25,72);">
            <text:p>INSERT INTO scg_dt_cmp VALUES('0001','SCGCMP','SNOANTMEN020001','2014-02-28','---','-------------------------','6110800004103000001','SCGCMP','SNOANTMEN020001','D','PROVISION ANTIGUEDAD DE PRESTACIONES SOCIALES NOMINA MENSUAL FEBRERO 2014',9818,2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5405.1">
            <text:p>5.405,10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20001','2014-02-28','---','-------------------------','6110800002805000001','SCGCMP','SNOANTMEN020001','D','PROVISION ANTIGUEDAD DE PRESTACIONES SOCIALES NOMINA MENSUAL FEBRERO 2014',5405,1,73);">
            <text:p>INSERT INTO scg_dt_cmp VALUES('0001','SCGCMP','SNOANTMEN020001','2014-02-28','---','-------------------------','6110800002805000001','SCGCMP','SNOANTMEN020001','D','PROVISION ANTIGUEDAD DE PRESTACIONES SOCIALES NOMINA MENSUAL FEBRERO 2014',5405,1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31434.71">
            <text:p>31.434,71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20001','2014-02-28','---','-------------------------','6110800004002000001','SCGCMP','SNOANTMEN020001','D','PROVISION ANTIGUEDAD DE PRESTACIONES SOCIALES NOMINA MENSUAL FEBRERO 2014',31434,71,74);">
            <text:p>INSERT INTO scg_dt_cmp VALUES('0001','SCGCMP','SNOANTMEN020001','2014-02-28','---','-------------------------','6110800004002000001','SCGCMP','SNOANTMEN020001','D','PROVISION ANTIGUEDAD DE PRESTACIONES SOCIALES NOMINA MENSUAL FEBRERO 2014',31434,71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26773.45">
            <text:p>26.773,45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20001','2014-02-28','---','-------------------------','6110800004601000001','SCGCMP','SNOANTMEN020001','D','PROVISION ANTIGUEDAD DE PRESTACIONES SOCIALES NOMINA MENSUAL FEBRERO 2014',26773,45,75);">
            <text:p>INSERT INTO scg_dt_cmp VALUES('0001','SCGCMP','SNOANTMEN020001','2014-02-28','---','-------------------------','6110800004601000001','SCGCMP','SNOANTMEN020001','D','PROVISION ANTIGUEDAD DE PRESTACIONES SOCIALES NOMINA MENSUAL FEBRERO 2014',26773,45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55964.77">
            <text:p>55.964,77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20001','2014-02-28','---','-------------------------','6110800002400000001','SCGCMP','SNOANTMEN020001','D','PROVISION ANTIGUEDAD DE PRESTACIONES SOCIALES NOMINA MENSUAL FEBRERO 2014',55964,77,76);">
            <text:p>INSERT INTO scg_dt_cmp VALUES('0001','SCGCMP','SNOANTMEN020001','2014-02-28','---','-------------------------','6110800002400000001','SCGCMP','SNOANTMEN020001','D','PROVISION ANTIGUEDAD DE PRESTACIONES SOCIALES NOMINA MENSUAL FEBRERO 2014',55964,77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7439.71">
            <text:p>17.439,71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20001','2014-02-28','---','-------------------------','6110800003300000001','SCGCMP','SNOANTMEN020001','D','PROVISION ANTIGUEDAD DE PRESTACIONES SOCIALES NOMINA MENSUAL FEBRERO 2014',17439,71,77);">
            <text:p>INSERT INTO scg_dt_cmp VALUES('0001','SCGCMP','SNOANTMEN020001','2014-02-28','---','-------------------------','6110800003300000001','SCGCMP','SNOANTMEN020001','D','PROVISION ANTIGUEDAD DE PRESTACIONES SOCIALES NOMINA MENSUAL FEBRERO 2014',17439,71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6779.2">
            <text:p>6.779,20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20001','2014-02-28','---','-------------------------','6110800002405000001','SCGCMP','SNOANTMEN020001','D','PROVISION ANTIGUEDAD DE PRESTACIONES SOCIALES NOMINA MENSUAL FEBRERO 2014',6779,2,78);">
            <text:p>INSERT INTO scg_dt_cmp VALUES('0001','SCGCMP','SNOANTMEN020001','2014-02-28','---','-------------------------','6110800002405000001','SCGCMP','SNOANTMEN020001','D','PROVISION ANTIGUEDAD DE PRESTACIONES SOCIALES NOMINA MENSUAL FEBRERO 2014',6779,2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0504.8">
            <text:p>10.504,8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20001','2014-02-28','---','-------------------------','6110800002904000001','SCGCMP','SNOANTMEN020001','D','PROVISION ANTIGUEDAD DE PRESTACIONES SOCIALES NOMINA MENSUAL FEBRERO 2014',10504,8,79);">
            <text:p>INSERT INTO scg_dt_cmp VALUES('0001','SCGCMP','SNOANTMEN020001','2014-02-28','---','-------------------------','6110800002904000001','SCGCMP','SNOANTMEN020001','D','PROVISION ANTIGUEDAD DE PRESTACIONES SOCIALES NOMINA MENSUAL FEBRERO 2014',10504,8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24668.4">
            <text:p>24.668,40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20001','2014-02-28','---','-------------------------','6110800002801000001','SCGCMP','SNOANTMEN020001','D','PROVISION ANTIGUEDAD DE PRESTACIONES SOCIALES NOMINA MENSUAL FEBRERO 2014',24668,4,80);">
            <text:p>INSERT INTO scg_dt_cmp VALUES('0001','SCGCMP','SNOANTMEN020001','2014-02-28','---','-------------------------','6110800002801000001','SCGCMP','SNOANTMEN020001','D','PROVISION ANTIGUEDAD DE PRESTACIONES SOCIALES NOMINA MENSUAL FEBRERO 2014',24668,4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14848.63">
            <text:p>14.848,63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20001','2014-02-28','---','-------------------------','6110800004603000001','SCGCMP','SNOANTMEN020001','D','PROVISION ANTIGUEDAD DE PRESTACIONES SOCIALES NOMINA MENSUAL FEBRERO 2014',14848,63,81);">
            <text:p>INSERT INTO scg_dt_cmp VALUES('0001','SCGCMP','SNOANTMEN020001','2014-02-28','---','-------------------------','6110800004603000001','SCGCMP','SNOANTMEN020001','D','PROVISION ANTIGUEDAD DE PRESTACIONES SOCIALES NOMINA MENSUAL FEBRERO 2014',14848,63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16479.39">
            <text:p>16.479,39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20001','2014-02-28','---','-------------------------','6110800004400000001','SCGCMP','SNOANTMEN020001','D','PROVISION ANTIGUEDAD DE PRESTACIONES SOCIALES NOMINA MENSUAL FEBRERO 2014',16479,39,82);">
            <text:p>INSERT INTO scg_dt_cmp VALUES('0001','SCGCMP','SNOANTMEN020001','2014-02-28','---','-------------------------','6110800004400000001','SCGCMP','SNOANTMEN020001','D','PROVISION ANTIGUEDAD DE PRESTACIONES SOCIALES NOMINA MENSUAL FEBRERO 2014',16479,39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0435.3">
            <text:p>10.435,30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20001','2014-02-28','---','-------------------------','6110800002306000001','SCGCMP','SNOANTMEN020001','D','PROVISION ANTIGUEDAD DE PRESTACIONES SOCIALES NOMINA MENSUAL FEBRERO 2014',10435,3,83);">
            <text:p>INSERT INTO scg_dt_cmp VALUES('0001','SCGCMP','SNOANTMEN020001','2014-02-28','---','-------------------------','6110800002306000001','SCGCMP','SNOANTMEN020001','D','PROVISION ANTIGUEDAD DE PRESTACIONES SOCIALES NOMINA MENSUAL FEBRERO 2014',10435,3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59986.14">
            <text:p>59.986,14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20001','2014-02-28','---','-------------------------','6110800001101000001','SCGCMP','SNOANTMEN020001','D','PROVISION ANTIGUEDAD DE PRESTACIONES SOCIALES NOMINA MENSUAL FEBRERO 2014',59986,14,84);">
            <text:p>INSERT INTO scg_dt_cmp VALUES('0001','SCGCMP','SNOANTMEN020001','2014-02-28','---','-------------------------','6110800001101000001','SCGCMP','SNOANTMEN020001','D','PROVISION ANTIGUEDAD DE PRESTACIONES SOCIALES NOMINA MENSUAL FEBRERO 2014',59986,14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19991.56">
            <text:p>19.991,56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20001','2014-02-28','---','-------------------------','6110800003102000001','SCGCMP','SNOANTMEN020001','D','PROVISION ANTIGUEDAD DE PRESTACIONES SOCIALES NOMINA MENSUAL FEBRERO 2014',19991,56,85);">
            <text:p>INSERT INTO scg_dt_cmp VALUES('0001','SCGCMP','SNOANTMEN020001','2014-02-28','---','-------------------------','6110800003102000001','SCGCMP','SNOANTMEN020001','D','PROVISION ANTIGUEDAD DE PRESTACIONES SOCIALES NOMINA MENSUAL FEBRERO 2014',19991,56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8246.35">
            <text:p>8.246,35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20001','2014-02-28','---','-------------------------','6110800002004000001','SCGCMP','SNOANTMEN020001','D','PROVISION ANTIGUEDAD DE PRESTACIONES SOCIALES NOMINA MENSUAL FEBRERO 2014',8246,35,86);">
            <text:p>INSERT INTO scg_dt_cmp VALUES('0001','SCGCMP','SNOANTMEN020001','2014-02-28','---','-------------------------','6110800002004000001','SCGCMP','SNOANTMEN020001','D','PROVISION ANTIGUEDAD DE PRESTACIONES SOCIALES NOMINA MENSUAL FEBRERO 2014',8246,35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3284.45">
            <text:p>3.284,4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20001','2014-02-28','---','-------------------------','6110800004100000001','SCGCMP','SNOANTMEN020001','D','PROVISION ANTIGUEDAD DE PRESTACIONES SOCIALES NOMINA MENSUAL FEBRERO 2014',3284,45,87);">
            <text:p>INSERT INTO scg_dt_cmp VALUES('0001','SCGCMP','SNOANTMEN020001','2014-02-28','---','-------------------------','6110800004100000001','SCGCMP','SNOANTMEN020001','D','PROVISION ANTIGUEDAD DE PRESTACIONES SOCIALES NOMINA MENSUAL FEBRERO 2014',3284,4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14676.45">
            <text:p>14.676,45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20001','2014-02-28','---','-------------------------','6110800002101000001','SCGCMP','SNOANTMEN020001','D','PROVISION ANTIGUEDAD DE PRESTACIONES SOCIALES NOMINA MENSUAL FEBRERO 2014',14676,45,88);">
            <text:p>INSERT INTO scg_dt_cmp VALUES('0001','SCGCMP','SNOANTMEN020001','2014-02-28','---','-------------------------','6110800002101000001','SCGCMP','SNOANTMEN020001','D','PROVISION ANTIGUEDAD DE PRESTACIONES SOCIALES NOMINA MENSUAL FEBRERO 2014',14676,45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18610.75">
            <text:p>18.610,75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20001','2014-02-28','---','-------------------------','6110800004507000001','SCGCMP','SNOANTMEN020001','D','PROVISION ANTIGUEDAD DE PRESTACIONES SOCIALES NOMINA MENSUAL FEBRERO 2014',18610,75,89);">
            <text:p>INSERT INTO scg_dt_cmp VALUES('0001','SCGCMP','SNOANTMEN020001','2014-02-28','---','-------------------------','6110800004507000001','SCGCMP','SNOANTMEN020001','D','PROVISION ANTIGUEDAD DE PRESTACIONES SOCIALES NOMINA MENSUAL FEBRERO 2014',18610,75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16705.59">
            <text:p>16.705,59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20001','2014-02-28','---','-------------------------','6110800002906000001','SCGCMP','SNOANTMEN020001','D','PROVISION ANTIGUEDAD DE PRESTACIONES SOCIALES NOMINA MENSUAL FEBRERO 2014',16705,59,90);">
            <text:p>INSERT INTO scg_dt_cmp VALUES('0001','SCGCMP','SNOANTMEN020001','2014-02-28','---','-------------------------','6110800002906000001','SCGCMP','SNOANTMEN020001','D','PROVISION ANTIGUEDAD DE PRESTACIONES SOCIALES NOMINA MENSUAL FEBRERO 2014',16705,59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30653.39">
            <text:p>30.653,39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20001','2014-02-28','---','-------------------------','6110800003702000001','SCGCMP','SNOANTMEN020001','D','PROVISION ANTIGUEDAD DE PRESTACIONES SOCIALES NOMINA MENSUAL FEBRERO 2014',30653,39,91);">
            <text:p>INSERT INTO scg_dt_cmp VALUES('0001','SCGCMP','SNOANTMEN020001','2014-02-28','---','-------------------------','6110800003702000001','SCGCMP','SNOANTMEN020001','D','PROVISION ANTIGUEDAD DE PRESTACIONES SOCIALES NOMINA MENSUAL FEBRERO 2014',30653,39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5551.8">
            <text:p>15.551,80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20001','2014-02-28','---','-------------------------','6110800003801000001','SCGCMP','SNOANTMEN020001','D','PROVISION ANTIGUEDAD DE PRESTACIONES SOCIALES NOMINA MENSUAL FEBRERO 2014',15551,8,92);">
            <text:p>INSERT INTO scg_dt_cmp VALUES('0001','SCGCMP','SNOANTMEN020001','2014-02-28','---','-------------------------','6110800003801000001','SCGCMP','SNOANTMEN020001','D','PROVISION ANTIGUEDAD DE PRESTACIONES SOCIALES NOMINA MENSUAL FEBRERO 2014',15551,8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6159.9">
            <text:p>6.159,90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20001','2014-02-28','---','-------------------------','6110800004600000001','SCGCMP','SNOANTMEN020001','D','PROVISION ANTIGUEDAD DE PRESTACIONES SOCIALES NOMINA MENSUAL FEBRERO 2014',6159,9,93);">
            <text:p>INSERT INTO scg_dt_cmp VALUES('0001','SCGCMP','SNOANTMEN020001','2014-02-28','---','-------------------------','6110800004600000001','SCGCMP','SNOANTMEN020001','D','PROVISION ANTIGUEDAD DE PRESTACIONES SOCIALES NOMINA MENSUAL FEBRERO 2014',6159,9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18099.19">
            <text:p>18.099,19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20001','2014-02-28','---','-------------------------','6110800002601000001','SCGCMP','SNOANTMEN020001','D','PROVISION ANTIGUEDAD DE PRESTACIONES SOCIALES NOMINA MENSUAL FEBRERO 2014',18099,19,94);">
            <text:p>INSERT INTO scg_dt_cmp VALUES('0001','SCGCMP','SNOANTMEN020001','2014-02-28','---','-------------------------','6110800002601000001','SCGCMP','SNOANTMEN020001','D','PROVISION ANTIGUEDAD DE PRESTACIONES SOCIALES NOMINA MENSUAL FEBRERO 2014',18099,19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13066.3">
            <text:p>13.066,30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20001','2014-02-28','---','-------------------------','6110800004000000001','SCGCMP','SNOANTMEN020001','D','PROVISION ANTIGUEDAD DE PRESTACIONES SOCIALES NOMINA MENSUAL FEBRERO 2014',13066,3,95);">
            <text:p>INSERT INTO scg_dt_cmp VALUES('0001','SCGCMP','SNOANTMEN020001','2014-02-28','---','-------------------------','6110800004000000001','SCGCMP','SNOANTMEN020001','D','PROVISION ANTIGUEDAD DE PRESTACIONES SOCIALES NOMINA MENSUAL FEBRERO 2014',13066,3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6245.76">
            <text:p>6.245,76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20001','2014-02-28','---','-------------------------','6110800002407000001','SCGCMP','SNOANTMEN020001','D','PROVISION ANTIGUEDAD DE PRESTACIONES SOCIALES NOMINA MENSUAL FEBRERO 2014',6245,76,96);">
            <text:p>INSERT INTO scg_dt_cmp VALUES('0001','SCGCMP','SNOANTMEN020001','2014-02-28','---','-------------------------','6110800002407000001','SCGCMP','SNOANTMEN020001','D','PROVISION ANTIGUEDAD DE PRESTACIONES SOCIALES NOMINA MENSUAL FEBRERO 2014',6245,76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8489.43">
            <text:p>8.489,43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20001','2014-02-28','---','-------------------------','6110800003901000001','SCGCMP','SNOANTMEN020001','D','PROVISION ANTIGUEDAD DE PRESTACIONES SOCIALES NOMINA MENSUAL FEBRERO 2014',8489,43,97);">
            <text:p>INSERT INTO scg_dt_cmp VALUES('0001','SCGCMP','SNOANTMEN020001','2014-02-28','---','-------------------------','6110800003901000001','SCGCMP','SNOANTMEN020001','D','PROVISION ANTIGUEDAD DE PRESTACIONES SOCIALES NOMINA MENSUAL FEBRERO 2014',8489,43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65287.79">
            <text:p>65.287,79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20001','2014-02-28','---','-------------------------','6110800002404000001','SCGCMP','SNOANTMEN020001','D','PROVISION ANTIGUEDAD DE PRESTACIONES SOCIALES NOMINA MENSUAL FEBRERO 2014',65287,79,98);">
            <text:p>INSERT INTO scg_dt_cmp VALUES('0001','SCGCMP','SNOANTMEN020001','2014-02-28','---','-------------------------','6110800002404000001','SCGCMP','SNOANTMEN020001','D','PROVISION ANTIGUEDAD DE PRESTACIONES SOCIALES NOMINA MENSUAL FEBRERO 2014',65287,79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2788.05">
            <text:p>2.788,05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20001','2014-02-28','---','-------------------------','6110800002807000001','SCGCMP','SNOANTMEN020001','D','PROVISION ANTIGUEDAD DE PRESTACIONES SOCIALES NOMINA MENSUAL FEBRERO 2014',2788,05,99);">
            <text:p>INSERT INTO scg_dt_cmp VALUES('0001','SCGCMP','SNOANTMEN020001','2014-02-28','---','-------------------------','6110800002807000001','SCGCMP','SNOANTMEN020001','D','PROVISION ANTIGUEDAD DE PRESTACIONES SOCIALES NOMINA MENSUAL FEBRERO 2014',2788,05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6101.85">
            <text:p>6.101,85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20001','2014-02-28','---','-------------------------','6110800002804000001','SCGCMP','SNOANTMEN020001','D','PROVISION ANTIGUEDAD DE PRESTACIONES SOCIALES NOMINA MENSUAL FEBRERO 2014',6101,85,100);">
            <text:p>INSERT INTO scg_dt_cmp VALUES('0001','SCGCMP','SNOANTMEN020001','2014-02-28','---','-------------------------','6110800002804000001','SCGCMP','SNOANTMEN020001','D','PROVISION ANTIGUEDAD DE PRESTACIONES SOCIALES NOMINA MENSUAL FEBRERO 2014',6101,85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34962.85">
            <text:p>34.962,85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20001','2014-02-28','---','-------------------------','6110800003202000001','SCGCMP','SNOANTMEN020001','D','PROVISION ANTIGUEDAD DE PRESTACIONES SOCIALES NOMINA MENSUAL FEBRERO 2014',34962,85,101);">
            <text:p>INSERT INTO scg_dt_cmp VALUES('0001','SCGCMP','SNOANTMEN020001','2014-02-28','---','-------------------------','6110800003202000001','SCGCMP','SNOANTMEN020001','D','PROVISION ANTIGUEDAD DE PRESTACIONES SOCIALES NOMINA MENSUAL FEBRERO 2014',34962,85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18343.9">
            <text:p>18.343,90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20001','2014-02-28','---','-------------------------','6110800002401000001','SCGCMP','SNOANTMEN020001','D','PROVISION ANTIGUEDAD DE PRESTACIONES SOCIALES NOMINA MENSUAL FEBRERO 2014',18343,9,102);">
            <text:p>INSERT INTO scg_dt_cmp VALUES('0001','SCGCMP','SNOANTMEN020001','2014-02-28','---','-------------------------','6110800002401000001','SCGCMP','SNOANTMEN020001','D','PROVISION ANTIGUEDAD DE PRESTACIONES SOCIALES NOMINA MENSUAL FEBRERO 2014',18343,9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5025.4">
            <text:p>5.025,40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20001','2014-02-28','---','-------------------------','6110800003700000001','SCGCMP','SNOANTMEN020001','D','PROVISION ANTIGUEDAD DE PRESTACIONES SOCIALES NOMINA MENSUAL FEBRERO 2014',5025,4,103);">
            <text:p>INSERT INTO scg_dt_cmp VALUES('0001','SCGCMP','SNOANTMEN020001','2014-02-28','---','-------------------------','6110800003700000001','SCGCMP','SNOANTMEN020001','D','PROVISION ANTIGUEDAD DE PRESTACIONES SOCIALES NOMINA MENSUAL FEBRERO 2014',5025,4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45632.81">
            <text:p>45.632,81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20001','2014-02-28','---','-------------------------','6110800002001000001','SCGCMP','SNOANTMEN020001','D','PROVISION ANTIGUEDAD DE PRESTACIONES SOCIALES NOMINA MENSUAL FEBRERO 2014',45632,81,104);">
            <text:p>INSERT INTO scg_dt_cmp VALUES('0001','SCGCMP','SNOANTMEN020001','2014-02-28','---','-------------------------','6110800002001000001','SCGCMP','SNOANTMEN020001','D','PROVISION ANTIGUEDAD DE PRESTACIONES SOCIALES NOMINA MENSUAL FEBRERO 2014',45632,81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33684.25">
            <text:p>33.684,25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20001','2014-02-28','---','-------------------------','6110800003803000001','SCGCMP','SNOANTMEN020001','D','PROVISION ANTIGUEDAD DE PRESTACIONES SOCIALES NOMINA MENSUAL FEBRERO 2014',33684,25,105);">
            <text:p>INSERT INTO scg_dt_cmp VALUES('0001','SCGCMP','SNOANTMEN020001','2014-02-28','---','-------------------------','6110800003803000001','SCGCMP','SNOANTMEN020001','D','PROVISION ANTIGUEDAD DE PRESTACIONES SOCIALES NOMINA MENSUAL FEBRERO 2014',33684,25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24778.2">
            <text:p>24.778,20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20001','2014-02-28','---','-------------------------','6110800002406000001','SCGCMP','SNOANTMEN020001','D','PROVISION ANTIGUEDAD DE PRESTACIONES SOCIALES NOMINA MENSUAL FEBRERO 2014',24778,2,106);">
            <text:p>INSERT INTO scg_dt_cmp VALUES('0001','SCGCMP','SNOANTMEN020001','2014-02-28','---','-------------------------','6110800002406000001','SCGCMP','SNOANTMEN020001','D','PROVISION ANTIGUEDAD DE PRESTACIONES SOCIALES NOMINA MENSUAL FEBRERO 2014',24778,2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7822.2">
            <text:p>7.822,2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20001','2014-02-28','---','-------------------------','6110800002100000001','SCGCMP','SNOANTMEN020001','D','PROVISION ANTIGUEDAD DE PRESTACIONES SOCIALES NOMINA MENSUAL FEBRERO 2014',7822,2,107);">
            <text:p>INSERT INTO scg_dt_cmp VALUES('0001','SCGCMP','SNOANTMEN020001','2014-02-28','---','-------------------------','6110800002100000001','SCGCMP','SNOANTMEN020001','D','PROVISION ANTIGUEDAD DE PRESTACIONES SOCIALES NOMINA MENSUAL FEBRERO 2014',7822,2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20650.19">
            <text:p>20.650,19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20001','2014-02-28','---','-------------------------','6110800003000000001','SCGCMP','SNOANTMEN020001','D','PROVISION ANTIGUEDAD DE PRESTACIONES SOCIALES NOMINA MENSUAL FEBRERO 2014',20650,19,108);">
            <text:p>INSERT INTO scg_dt_cmp VALUES('0001','SCGCMP','SNOANTMEN020001','2014-02-28','---','-------------------------','6110800003000000001','SCGCMP','SNOANTMEN020001','D','PROVISION ANTIGUEDAD DE PRESTACIONES SOCIALES NOMINA MENSUAL FEBRERO 2014',20650,19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8668.95">
            <text:p>18.668,95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20001','2014-02-28','---','-------------------------','6110800004700000001','SCGCMP','SNOANTMEN020001','D','PROVISION ANTIGUEDAD DE PRESTACIONES SOCIALES NOMINA MENSUAL FEBRERO 2014',18668,95,109);">
            <text:p>INSERT INTO scg_dt_cmp VALUES('0001','SCGCMP','SNOANTMEN020001','2014-02-28','---','-------------------------','6110800004700000001','SCGCMP','SNOANTMEN020001','D','PROVISION ANTIGUEDAD DE PRESTACIONES SOCIALES NOMINA MENSUAL FEBRERO 2014',18668,95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8503.65">
            <text:p>8.503,65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20001','2014-02-28','---','-------------------------','6110800002702000001','SCGCMP','SNOANTMEN020001','D','PROVISION ANTIGUEDAD DE PRESTACIONES SOCIALES NOMINA MENSUAL FEBRERO 2014',8503,65,110);">
            <text:p>INSERT INTO scg_dt_cmp VALUES('0001','SCGCMP','SNOANTMEN020001','2014-02-28','---','-------------------------','6110800002702000001','SCGCMP','SNOANTMEN020001','D','PROVISION ANTIGUEDAD DE PRESTACIONES SOCIALES NOMINA MENSUAL FEBRERO 2014',8503,65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24676.7">
            <text:p>24.676,70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20001','2014-02-28','---','-------------------------','6110800003002000001','SCGCMP','SNOANTMEN020001','D','PROVISION ANTIGUEDAD DE PRESTACIONES SOCIALES NOMINA MENSUAL FEBRERO 2014',24676,7,111);">
            <text:p>INSERT INTO scg_dt_cmp VALUES('0001','SCGCMP','SNOANTMEN020001','2014-02-28','---','-------------------------','6110800003002000001','SCGCMP','SNOANTMEN020001','D','PROVISION ANTIGUEDAD DE PRESTACIONES SOCIALES NOMINA MENSUAL FEBRERO 2014',24676,7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34742.55">
            <text:p>34.742,55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20001','2014-02-28','---','-------------------------','6110800002700000001','SCGCMP','SNOANTMEN020001','D','PROVISION ANTIGUEDAD DE PRESTACIONES SOCIALES NOMINA MENSUAL FEBRERO 2014',34742,55,112);">
            <text:p>INSERT INTO scg_dt_cmp VALUES('0001','SCGCMP','SNOANTMEN020001','2014-02-28','---','-------------------------','6110800002700000001','SCGCMP','SNOANTMEN020001','D','PROVISION ANTIGUEDAD DE PRESTACIONES SOCIALES NOMINA MENSUAL FEBRERO 2014',34742,55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9758.74">
            <text:p>9.758,74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20001','2014-02-28','---','-------------------------','6110800003900000001','SCGCMP','SNOANTMEN020001','D','PROVISION ANTIGUEDAD DE PRESTACIONES SOCIALES NOMINA MENSUAL FEBRERO 2014',9758,74,113);">
            <text:p>INSERT INTO scg_dt_cmp VALUES('0001','SCGCMP','SNOANTMEN020001','2014-02-28','---','-------------------------','6110800003900000001','SCGCMP','SNOANTMEN020001','D','PROVISION ANTIGUEDAD DE PRESTACIONES SOCIALES NOMINA MENSUAL FEBRERO 2014',9758,74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2500.7">
            <text:p>2.500,70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20001','2014-02-28','---','-------------------------','6110800001302000001','SCGCMP','SNOANTMEN020001','D','PROVISION ANTIGUEDAD DE PRESTACIONES SOCIALES NOMINA MENSUAL FEBRERO 2014',2500,7,114);">
            <text:p>INSERT INTO scg_dt_cmp VALUES('0001','SCGCMP','SNOANTMEN020001','2014-02-28','---','-------------------------','6110800001302000001','SCGCMP','SNOANTMEN020001','D','PROVISION ANTIGUEDAD DE PRESTACIONES SOCIALES NOMINA MENSUAL FEBRERO 2014',2500,7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0280.5">
            <text:p>10.280,50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20001','2014-02-28','---','-------------------------','6110800003302000001','SCGCMP','SNOANTMEN020001','D','PROVISION ANTIGUEDAD DE PRESTACIONES SOCIALES NOMINA MENSUAL FEBRERO 2014',10280,5,115);">
            <text:p>INSERT INTO scg_dt_cmp VALUES('0001','SCGCMP','SNOANTMEN020001','2014-02-28','---','-------------------------','6110800003302000001','SCGCMP','SNOANTMEN020001','D','PROVISION ANTIGUEDAD DE PRESTACIONES SOCIALES NOMINA MENSUAL FEBRERO 2014',10280,5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16297.6">
            <text:p>16.297,60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20001','2014-02-28','---','-------------------------','6110800002900000001','SCGCMP','SNOANTMEN020001','D','PROVISION ANTIGUEDAD DE PRESTACIONES SOCIALES NOMINA MENSUAL FEBRERO 2014',16297,6,116);">
            <text:p>INSERT INTO scg_dt_cmp VALUES('0001','SCGCMP','SNOANTMEN020001','2014-02-28','---','-------------------------','6110800002900000001','SCGCMP','SNOANTMEN020001','D','PROVISION ANTIGUEDAD DE PRESTACIONES SOCIALES NOMINA MENSUAL FEBRERO 2014',16297,6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4204.7">
            <text:p>14.204,70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20001','2014-02-28','---','-------------------------','6110800004508000001','SCGCMP','SNOANTMEN020001','D','PROVISION ANTIGUEDAD DE PRESTACIONES SOCIALES NOMINA MENSUAL FEBRERO 2014',14204,7,117);">
            <text:p>INSERT INTO scg_dt_cmp VALUES('0001','SCGCMP','SNOANTMEN020001','2014-02-28','---','-------------------------','6110800004508000001','SCGCMP','SNOANTMEN020001','D','PROVISION ANTIGUEDAD DE PRESTACIONES SOCIALES NOMINA MENSUAL FEBRERO 2014',14204,7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01675.89">
            <text:p>101.675,89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20001','2014-02-28','---','-------------------------','6110800002301000001','SCGCMP','SNOANTMEN020001','D','PROVISION ANTIGUEDAD DE PRESTACIONES SOCIALES NOMINA MENSUAL FEBRERO 2014',101675,89,118);">
            <text:p>INSERT INTO scg_dt_cmp VALUES('0001','SCGCMP','SNOANTMEN020001','2014-02-28','---','-------------------------','6110800002301000001','SCGCMP','SNOANTMEN020001','D','PROVISION ANTIGUEDAD DE PRESTACIONES SOCIALES NOMINA MENSUAL FEBRERO 2014',101675,89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9158.9">
            <text:p>9.158,90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20001','2014-02-28','---','-------------------------','6110800004101000001','SCGCMP','SNOANTMEN020001','D','PROVISION ANTIGUEDAD DE PRESTACIONES SOCIALES NOMINA MENSUAL FEBRERO 2014',9158,9,119);">
            <text:p>INSERT INTO scg_dt_cmp VALUES('0001','SCGCMP','SNOANTMEN020001','2014-02-28','---','-------------------------','6110800004101000001','SCGCMP','SNOANTMEN020001','D','PROVISION ANTIGUEDAD DE PRESTACIONES SOCIALES NOMINA MENSUAL FEBRERO 2014',9158,9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12929.9">
            <text:p>12.929,90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20001','2014-02-28','---','-------------------------','6110800002302000001','SCGCMP','SNOANTMEN020001','D','PROVISION ANTIGUEDAD DE PRESTACIONES SOCIALES NOMINA MENSUAL FEBRERO 2014',12929,9,120);">
            <text:p>INSERT INTO scg_dt_cmp VALUES('0001','SCGCMP','SNOANTMEN020001','2014-02-28','---','-------------------------','6110800002302000001','SCGCMP','SNOANTMEN020001','D','PROVISION ANTIGUEDAD DE PRESTACIONES SOCIALES NOMINA MENSUAL FEBRERO 2014',12929,9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29144.22">
            <text:p>29.144,22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20001','2014-02-28','---','-------------------------','6110800002603000001','SCGCMP','SNOANTMEN020001','D','PROVISION ANTIGUEDAD DE PRESTACIONES SOCIALES NOMINA MENSUAL FEBRERO 2014',29144,22,121);">
            <text:p>INSERT INTO scg_dt_cmp VALUES('0001','SCGCMP','SNOANTMEN020001','2014-02-28','---','-------------------------','6110800002603000001','SCGCMP','SNOANTMEN020001','D','PROVISION ANTIGUEDAD DE PRESTACIONES SOCIALES NOMINA MENSUAL FEBRERO 2014',29144,22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6869.35">
            <text:p>6.869,35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20001','2014-02-28','---','-------------------------','6110800002803000001','SCGCMP','SNOANTMEN020001','D','PROVISION ANTIGUEDAD DE PRESTACIONES SOCIALES NOMINA MENSUAL FEBRERO 2014',6869,35,122);">
            <text:p>INSERT INTO scg_dt_cmp VALUES('0001','SCGCMP','SNOANTMEN020001','2014-02-28','---','-------------------------','6110800002803000001','SCGCMP','SNOANTMEN020001','D','PROVISION ANTIGUEDAD DE PRESTACIONES SOCIALES NOMINA MENSUAL FEBRERO 2014',6869,35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5342.45">
            <text:p>5.342,4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20001','2014-02-28','---','-------------------------','6110800002202000001','SCGCMP','SNOANTMEN020001','D','PROVISION ANTIGUEDAD DE PRESTACIONES SOCIALES NOMINA MENSUAL FEBRERO 2014',5342,45,123);">
            <text:p>INSERT INTO scg_dt_cmp VALUES('0001','SCGCMP','SNOANTMEN020001','2014-02-28','---','-------------------------','6110800002202000001','SCGCMP','SNOANTMEN020001','D','PROVISION ANTIGUEDAD DE PRESTACIONES SOCIALES NOMINA MENSUAL FEBRERO 2014',5342,4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3557.45">
            <text:p>3.557,45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20001','2014-02-28','---','-------------------------','6110800002703000001','SCGCMP','SNOANTMEN020001','D','PROVISION ANTIGUEDAD DE PRESTACIONES SOCIALES NOMINA MENSUAL FEBRERO 2014',3557,45,124);">
            <text:p>INSERT INTO scg_dt_cmp VALUES('0001','SCGCMP','SNOANTMEN020001','2014-02-28','---','-------------------------','6110800002703000001','SCGCMP','SNOANTMEN020001','D','PROVISION ANTIGUEDAD DE PRESTACIONES SOCIALES NOMINA MENSUAL FEBRERO 2014',3557,45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7169.5">
            <text:p>7.169,50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20001','2014-02-28','---','-------------------------','6110800002201000001','SCGCMP','SNOANTMEN020001','D','PROVISION ANTIGUEDAD DE PRESTACIONES SOCIALES NOMINA MENSUAL FEBRERO 2014',7169,5,125);">
            <text:p>INSERT INTO scg_dt_cmp VALUES('0001','SCGCMP','SNOANTMEN020001','2014-02-28','---','-------------------------','6110800002201000001','SCGCMP','SNOANTMEN020001','D','PROVISION ANTIGUEDAD DE PRESTACIONES SOCIALES NOMINA MENSUAL FEBRERO 2014',7169,5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117715.06">
            <text:p>117.715,06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20001','2014-02-28','---','-------------------------','6110800002403000001','SCGCMP','SNOANTMEN020001','D','PROVISION ANTIGUEDAD DE PRESTACIONES SOCIALES NOMINA MENSUAL FEBRERO 2014',117715,06,126);">
            <text:p>INSERT INTO scg_dt_cmp VALUES('0001','SCGCMP','SNOANTMEN020001','2014-02-28','---','-------------------------','6110800002403000001','SCGCMP','SNOANTMEN020001','D','PROVISION ANTIGUEDAD DE PRESTACIONES SOCIALES NOMINA MENSUAL FEBRERO 2014',117715,06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21411.92">
            <text:p>21.411,92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20001','2014-02-28','---','-------------------------','6110800003303000001','SCGCMP','SNOANTMEN020001','D','PROVISION ANTIGUEDAD DE PRESTACIONES SOCIALES NOMINA MENSUAL FEBRERO 2014',21411,92,127);">
            <text:p>INSERT INTO scg_dt_cmp VALUES('0001','SCGCMP','SNOANTMEN020001','2014-02-28','---','-------------------------','6110800003303000001','SCGCMP','SNOANTMEN020001','D','PROVISION ANTIGUEDAD DE PRESTACIONES SOCIALES NOMINA MENSUAL FEBRERO 2014',21411,92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29653.52">
            <text:p>29.653,52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20001','2014-02-28','---','-------------------------','6110800001303000001','SCGCMP','SNOANTMEN020001','D','PROVISION ANTIGUEDAD DE PRESTACIONES SOCIALES NOMINA MENSUAL FEBRERO 2014',29653,52,128);">
            <text:p>INSERT INTO scg_dt_cmp VALUES('0001','SCGCMP','SNOANTMEN020001','2014-02-28','---','-------------------------','6110800001303000001','SCGCMP','SNOANTMEN020001','D','PROVISION ANTIGUEDAD DE PRESTACIONES SOCIALES NOMINA MENSUAL FEBRERO 2014',29653,52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20001</text:p>
          </table:table-cell>
          <table:table-cell table:style-name="ce3" office:value-type="string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20001">
            <text:p>SNOANTMEN0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FEBRER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15911.18">
            <text:p>15.911,18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20001','2014-02-28','---','-------------------------','6110800001201000001','SCGCMP','SNOANTMEN020001','D','PROVISION ANTIGUEDAD DE PRESTACIONES SOCIALES NOMINA MENSUAL FEBRERO 2014',15911,18,129);">
            <text:p>INSERT INTO scg_dt_cmp VALUES('0001','SCGCMP','SNOANTMEN020001','2014-02-28','---','-------------------------','6110800001201000001','SCGCMP','SNOANTMEN020001','D','PROVISION ANTIGUEDAD DE PRESTACIONES SOCIALES NOMINA MENSUAL FEBRERO 2014',15911,18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20001">
            <text:p>SNOANTMEN020001</text:p>
          </table:table-cell>
          <table:table-cell table:formula="of:=[Hoja1.D3]" office:value-type="string" office:string-value="2014-02-28">
            <text:p>2014-02-28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FEBRERO 2014">
            <text:p>PROVISION ANTIGUEDAD DE PRESTACIONES SOCIALES NOMINA MENSUAL FEBRER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3173877.53666667">
            <text:p>3.173.877,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20001','2014-02-28','---','-------------------------','PROVISION ANTIGUEDAD DE PRESTACIONES SOCIALES NOMINA MENSUAL FEBRERO 2014',1,'-','----------','----------',3173877,53666667,0,0,0,'--','SIGESP');">
            <text:p>INSERT INTO sigesp_cmp VALUES('0001','SCGCMP','SNOANTMEN020001','2014-02-28','---','-------------------------','PROVISION ANTIGUEDAD DE PRESTACIONES SOCIALES NOMINA MENSUAL FEBRERO 2014',1,'-','----------','----------',3173877,5366666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3:47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